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1B8000002BAF547DDFC674ABBE9.png" manifest:media-type="image/png"/>
  <manifest:file-entry manifest:full-path="Pictures/1000000000000114000002EF54FC8A73DD4CA164.png" manifest:media-type="image/png"/>
  <manifest:file-entry manifest:full-path="Pictures/10000000000005200000034313A763BE98FDC190.png" manifest:media-type="image/png"/>
  <manifest:file-entry manifest:full-path="Pictures/1000000000000232000003894D078628A3322BD2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irst_20_line_20_indent">
      <style:text-properties officeooo:paragraph-rsid="0077fdf3"/>
    </style:style>
    <style:style style:name="P8" style:family="paragraph" style:parent-style-name="First_20_line_20_indent">
      <style:paragraph-properties fo:margin-left="0cm" fo:margin-right="0cm" fo:text-indent="0cm" style:auto-text-indent="false"/>
      <style:text-properties officeooo:paragraph-rsid="0077fdf3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Изображение4" text:anchor-type="char" svg:x="-0.586cm" svg:y="-0.452cm" svg:width="18cm" svg:height="11.455cm" draw:z-index="3"><draw:image xlink:href="Pictures/10000000000005200000034313A763BE98FDC19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2" draw:name="Изображение1" text:anchor-type="char" svg:x="-1.411cm" svg:y="0.185cm" svg:width="8.703cm" svg:height="23.491cm" draw:z-index="0"><draw:image xlink:href="Pictures/1000000000000232000003894D078628A3322BD2.png" xlink:type="simple" xlink:show="embed" xlink:actuate="onLoad" draw:mime-type="image/png"/></draw:frame><draw:frame draw:style-name="fr3" draw:name="Изображение2" text:anchor-type="char" svg:width="7.301cm" svg:height="19.867cm" draw:z-index="1"><draw:image xlink:href="Pictures/1000000000000114000002EF54FC8A73DD4CA164.png" xlink:type="simple" xlink:show="embed" xlink:actuate="onLoad" draw:mime-type="image/png"/></draw:frame><draw:frame draw:style-name="fr2" draw:name="Изображение3" text:anchor-type="char" svg:x="12.252cm" svg:y="0cm" svg:width="6.747cm" svg:height="10.702cm" draw:z-index="2"><draw:image xlink:href="Pictures/10000000000001B8000002BAF547DDFC674ABB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4:02:03.734640669</meta:creation-date>
    <dc:title>Default</dc:title>
    <meta:editing-cycles>2</meta:editing-cycles>
    <meta:editing-duration>PT3M22S</meta:editing-duration>
    <meta:generator>LibreOffice/7.5.2.1$Linux_X86_64 LibreOffice_project/50$Build-1</meta:generator>
    <dc:date>2024-11-26T14:05:29.688366636</dc:date>
    <meta:document-statistic meta:table-count="1" meta:image-count="4" meta:object-count="0" meta:page-count="2" meta:paragraph-count="10" meta:word-count="23" meta:character-count="86" meta:non-whitespace-character-count="73"/>
  </office:meta>
</office:document-meta>
</file>